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bold" officeooo:paragraph-rsid="001dc2c4" style:font-weight-asian="bold" style:font-weight-complex="bold"/>
    </style:style>
    <style:style style:name="P4" style:family="paragraph" style:parent-style-name="Standard">
      <style:text-properties fo:font-weight="bold" officeooo:paragraph-rsid="001dc2c4" style:font-weight-asian="bold" style:font-weight-complex="bold"/>
    </style:style>
    <style:style style:name="P5" style:family="paragraph" style:parent-style-name="Standard">
      <style:text-properties fo:font-weight="bold" officeooo:paragraph-rsid="0022ace8" style:font-weight-asian="bold" style:font-weight-complex="bold"/>
    </style:style>
    <style:style style:name="P6" style:family="paragraph" style:parent-style-name="Text_20_body">
      <style:text-properties fo:language="es" fo:country="ES" fo:font-weight="bold" officeooo:rsid="001b8135" officeooo:paragraph-rsid="0022ace8" style:font-weight-asian="bold" style:font-weight-complex="bold"/>
    </style:style>
    <style:style style:name="P7" style:family="paragraph" style:parent-style-name="Text_20_body">
      <style:text-properties fo:language="es" fo:country="ES" fo:font-weight="bold" officeooo:paragraph-rsid="0022ace8" style:font-weight-asian="bold" style:font-weight-complex="bold"/>
    </style:style>
    <style:style style:name="P8" style:family="paragraph" style:parent-style-name="Standard">
      <style:text-properties fo:language="es" fo:country="ES" fo:font-weight="bold" officeooo:rsid="002a06b4" officeooo:paragraph-rsid="002a06b4" style:font-weight-asian="bold" style:font-weight-complex="bold"/>
    </style:style>
    <style:style style:name="P9" style:family="paragraph" style:parent-style-name="Standard">
      <style:text-properties fo:language="es" fo:country="ES" officeooo:rsid="001b8135" officeooo:paragraph-rsid="0022ace8"/>
    </style:style>
    <style:style style:name="P10" style:family="paragraph" style:parent-style-name="Standard">
      <style:text-properties fo:language="es" fo:country="ES" officeooo:paragraph-rsid="0022ace8"/>
    </style:style>
    <style:style style:name="P11" style:family="paragraph" style:parent-style-name="Text_20_body">
      <style:text-properties fo:language="es" fo:country="ES" officeooo:rsid="00273eb5" officeooo:paragraph-rsid="00273eb5"/>
    </style:style>
    <style:style style:name="P12" style:family="paragraph" style:parent-style-name="Text_20_body">
      <style:text-properties officeooo:rsid="001b8135" officeooo:paragraph-rsid="0022ace8"/>
    </style:style>
    <style:style style:name="P13" style:family="paragraph" style:parent-style-name="Text_20_body">
      <style:text-properties officeooo:rsid="001b8135" officeooo:paragraph-rsid="00277a82"/>
    </style:style>
    <style:style style:name="P14" style:family="paragraph" style:parent-style-name="Standard">
      <style:text-properties officeooo:paragraph-rsid="001dc2c4"/>
    </style:style>
    <style:style style:name="P15" style:family="paragraph" style:parent-style-name="Standard">
      <style:text-properties officeooo:paragraph-rsid="0022ace8"/>
    </style:style>
    <style:style style:name="P16" style:family="paragraph" style:parent-style-name="Standard">
      <style:text-properties style:font-name="Times New Roman" fo:font-size="12pt" fo:language="es" fo:country="ES" officeooo:rsid="001b8135" officeooo:paragraph-rsid="0022ace8" style:font-name-asian="Times New Roman" style:font-size-asian="12pt" style:font-name-complex="Times New Roman" style:font-size-complex="12pt"/>
    </style:style>
    <style:style style:name="P17" style:family="paragraph" style:parent-style-name="Standard">
      <style:text-properties officeooo:rsid="00271b0b" officeooo:paragraph-rsid="002a06b4"/>
    </style:style>
    <style:style style:name="P18" style:family="paragraph" style:parent-style-name="Standard">
      <style:text-properties officeooo:rsid="001f9d4d" officeooo:paragraph-rsid="001f9d4d"/>
    </style:style>
    <style:style style:name="P19" style:family="paragraph" style:parent-style-name="Standard">
      <style:text-properties officeooo:rsid="002a06b4" officeooo:paragraph-rsid="002a06b4"/>
    </style:style>
    <style:style style:name="P20" style:family="paragraph" style:parent-style-name="Standard">
      <style:text-properties fo:color="#000000" loext:opacity="100%"/>
    </style:style>
    <style:style style:name="P21" style:family="paragraph" style:parent-style-name="Standard">
      <style:text-properties officeooo:rsid="002b4a78" officeooo:paragraph-rsid="002b4a78"/>
    </style:style>
    <style:style style:name="P22" style:family="paragraph" style:parent-style-name="Heading_20_2">
      <style:text-properties fo:language="es" fo:country="ES" officeooo:rsid="001476f1" officeooo:paragraph-rsid="0022ace8"/>
    </style:style>
    <style:style style:name="P23" style:family="paragraph" style:parent-style-name="Heading_20_2">
      <style:text-properties officeooo:rsid="001dc2c4" officeooo:paragraph-rsid="001dc2c4"/>
    </style:style>
    <style:style style:name="P24" style:family="paragraph" style:parent-style-name="Heading_20_2">
      <style:text-properties officeooo:rsid="00271b0b" officeooo:paragraph-rsid="00271b0b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officeooo:paragraph-rsid="002a06b4"/>
    </style:style>
    <style:style style:name="P27" style:family="paragraph" style:parent-style-name="Standard" style:list-style-name="L2">
      <style:text-properties officeooo:paragraph-rsid="001dc2c4"/>
    </style:style>
    <style:style style:name="P28" style:family="paragraph" style:parent-style-name="Standard" style:list-style-name="L2">
      <style:text-properties officeooo:paragraph-rsid="001f9d4d"/>
    </style:style>
    <style:style style:name="P29" style:family="paragraph" style:parent-style-name="Standard" style:list-style-name="L2">
      <style:text-properties officeooo:rsid="001dc2c4" officeooo:paragraph-rsid="001dc2c4"/>
    </style:style>
    <style:style style:name="P30" style:family="paragraph" style:parent-style-name="Standard" style:list-style-name="L2">
      <style:text-properties officeooo:rsid="001f9d4d" officeooo:paragraph-rsid="001f9d4d"/>
    </style:style>
    <style:style style:name="P31" style:family="paragraph" style:parent-style-name="Standard" style:list-style-name="L3">
      <style:text-properties officeooo:rsid="002a06b4" officeooo:paragraph-rsid="002a06b4"/>
    </style:style>
    <style:style style:name="P32" style:family="paragraph" style:parent-style-name="Standard" style:list-style-name="L3">
      <style:text-properties officeooo:rsid="002a06b4" officeooo:paragraph-rsid="002d7ca5"/>
    </style:style>
    <style:style style:name="P33" style:family="paragraph" style:parent-style-name="Text_20_body" style:list-style-name="L1">
      <style:text-properties officeooo:rsid="001b8135" officeooo:paragraph-rsid="00277a82"/>
    </style:style>
    <style:style style:name="T1" style:family="text">
      <style:text-properties officeooo:rsid="0026923e"/>
    </style:style>
    <style:style style:name="T2" style:family="text">
      <style:text-properties officeooo:rsid="002bea3a"/>
    </style:style>
    <style:style style:name="T3" style:family="text">
      <style:text-properties officeooo:rsid="0022ace8"/>
    </style:style>
    <style:style style:name="T4" style:family="text">
      <style:text-properties officeooo:rsid="001dc2c4"/>
    </style:style>
    <style:style style:name="T5" style:family="text">
      <style:text-properties fo:font-style="normal" officeooo:rsid="001dc2c4" style:font-style-asian="normal" style:font-style-complex="normal"/>
    </style:style>
    <style:style style:name="T6" style:family="text">
      <style:text-properties fo:font-style="normal" officeooo:rsid="0022ace8" style:font-style-asian="normal" style:font-style-complex="normal"/>
    </style:style>
    <style:style style:name="T7" style:family="text">
      <style:text-properties fo:font-style="normal" officeooo:rsid="0026923e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5f15"/>
    </style:style>
    <style:style style:name="T10" style:family="text">
      <style:text-properties fo:language="es" fo:country="ES"/>
    </style:style>
    <style:style style:name="T11" style:family="text">
      <style:text-properties fo:language="es" fo:country="ES" officeooo:rsid="00188f82"/>
    </style:style>
    <style:style style:name="T12" style:family="text">
      <style:text-properties fo:language="es" fo:country="ES" officeooo:rsid="001dc722"/>
    </style:style>
    <style:style style:name="T13" style:family="text">
      <style:text-properties fo:language="es" fo:country="ES" officeooo:rsid="0022ace8"/>
    </style:style>
    <style:style style:name="T14" style:family="text">
      <style:text-properties fo:language="es" fo:country="ES" officeooo:rsid="001b8135"/>
    </style:style>
    <style:style style:name="T15" style:family="text">
      <style:text-properties fo:language="es" fo:country="ES" officeooo:rsid="0026923e"/>
    </style:style>
    <style:style style:name="T16" style:family="text">
      <style:text-properties fo:language="es" fo:country="ES" officeooo:rsid="00271b0b"/>
    </style:style>
    <style:style style:name="T17" style:family="text">
      <style:text-properties fo:language="es" fo:country="ES" officeooo:rsid="00273eb5"/>
    </style:style>
    <style:style style:name="T18" style:family="text">
      <style:text-properties fo:language="es" fo:country="ES" officeooo:rsid="002889d2"/>
    </style:style>
    <style:style style:name="T19" style:family="text">
      <style:text-properties fo:language="es" fo:country="ES" officeooo:rsid="002a06b4"/>
    </style:style>
    <style:style style:name="T20" style:family="text">
      <style:text-properties officeooo:rsid="0022ca0e"/>
    </style:style>
    <style:style style:name="T21" style:family="text">
      <style:text-properties officeooo:rsid="002394df"/>
    </style:style>
    <style:style style:name="T22" style:family="text">
      <style:text-properties style:font-name="Times New Roman1" fo:font-size="12pt" fo:language="es" fo:country="ES" officeooo:rsid="0026923e" style:font-size-asian="12pt" style:font-size-complex="12pt"/>
    </style:style>
    <style:style style:name="T23" style:family="text">
      <style:text-properties officeooo:rsid="00271b0b"/>
    </style:style>
    <style:style style:name="T24" style:family="text">
      <style:text-properties officeooo:rsid="00277a82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font-name-asian="0" style:font-name-complex="0"/>
    </style:style>
    <style:style style:name="T27" style:family="text">
      <style:text-properties fo:color="#000000" loext:opacity="100%" officeooo:rsid="002bea3a" style:font-name-asian="0" style:font-name-complex="0"/>
    </style:style>
    <style:style style:name="T28" style:family="text">
      <style:text-properties fo:color="#000000" loext:opacity="100%" officeooo:rsid="002bea3a"/>
    </style:style>
    <style:style style:name="T29" style:family="text">
      <style:text-properties officeooo:rsid="002a06b4"/>
    </style:style>
    <style:style style:name="T30" style:family="text">
      <style:text-properties officeooo:rsid="002b4a78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2d7ca5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">Hoja de </text:span>Problema<text:span text:style-name="T4">s 3</text:span>: <text:span text:style-name="T5">strings, listas </text:span><text:span text:style-name="T6">y </text:span><text:span text:style-name="T7">tuplas</text:span></text:h>
      <text:p text:style-name="P2"/>
      <text:p text:style-name="P25" loext:marker-style-name="T25"><text:span text:style-name="T25">Entregar en moodle el ejercicio 1 en un módulo python llamado </text:span><text:span text:style-name="CodeCharacter"><text:span text:style-name="T26">tratamiento_texto.py</text:span></text:span></text:p>
      <text:p text:style-name="P20">Reflexionar sobre las posibles soluciones a los ejercicios 2 y 3 para debatir en clase.</text:p>
      <text:h text:style-name="P22" text:outline-level="2"><text:s/><text:span text:style-name="T3">T</text:span>ratamiento de strings <text:span text:style-name="T29">(Evaluado)</text:span></text:h>
      <text:p text:style-name="P7">Objetivos</text:p>
      <text:p text:style-name="P15"><text:span text:style-name="T10">Practicar con l</text:span><text:span text:style-name="T11">os strings </text:span></text:p>
      <text:p text:style-name="P10"/>
      <text:p text:style-name="P6">Descripción</text:p>
      <text:p text:style-name="Text_20_body"><text:span text:style-name="T14">Escribir un</text:span><text:span text:style-name="T13">a función</text:span><text:span text:style-name="T14"> a l</text:span><text:span text:style-name="T13">a</text:span><text:span text:style-name="T14"> que se le pasa </text:span><text:span text:style-name="T13">como parámetro </text:span><text:span text:style-name="T14">un texto que contiene </text:span><text:span text:style-name="T15">varias</text:span><text:span text:style-name="T14"> frase</text:span><text:span text:style-name="T15">s</text:span><text:span text:style-name="T14"> </text:span><text:span text:style-name="T15">con palabras separadas por espacios en blanco. Las frases se separan con un punto. La función retornará </text:span><text:span text:style-name="T14">la </text:span><text:span text:style-name="CodeCharacter"><text:span text:style-name="T22">primera palabra de la segunda frase.</text:span></text:span></text:p>
      <text:p text:style-name="P12"><text:span text:style-name="T12">Por ejemplo, si el texto original es </text:span><text:span text:style-name="CodeCharacter"><text:span text:style-name="T12">"Hola </text:span></text:span><text:span text:style-name="CodeCharacter"><text:span text:style-name="T15">soy Jorge. Me gusta el pollo.</text:span></text:span><text:span text:style-name="CodeCharacter"><text:span text:style-name="T12">",</text:span></text:span><text:span text:style-name="T12"> se retornará </text:span><text:span text:style-name="CodeCharacter"><text:span text:style-name="T12">"</text:span></text:span><text:span text:style-name="CodeCharacter"><text:span text:style-name="T15">Me</text:span></text:span><text:span text:style-name="CodeCharacter"><text:span text:style-name="T12">"</text:span></text:span><text:span text:style-name="T12">.</text:span><text:span text:style-name="T10"> </text:span></text:p>
      <text:p text:style-name="P13"><text:span text:style-name="T15">Para hacer esta función </text:span><text:span text:style-name="T16">seguir estos pasos: </text:span></text:p>
      <text:list text:style-name="L1">
        <text:list-item>
          <text:p text:style-name="P33"><text:span text:style-name="T18">U</text:span><text:span text:style-name="T15">sar la función </text:span><text:span text:style-name="CodeCharacter"><text:span text:style-name="T15">find()</text:span></text:span><text:span text:style-name="T15"> </text:span><text:span text:style-name="T16">p</text:span><text:span text:style-name="T15">ara encontrar </text:span><text:span text:style-name="T17">la posición d</text:span><text:span text:style-name="T15">el primer punto. </text:span></text:p>
        </text:list-item>
        <text:list-item>
          <text:p text:style-name="P33"><text:span text:style-name="T18">O</text:span><text:span text:style-name="T15">btener el texto sin la primera frase, </text:span><text:span text:style-name="T16">mediante un fragmento del string original. </text:span></text:p>
        </text:list-item>
        <text:list-item>
          <text:p text:style-name="P33"><text:span text:style-name="T18">U</text:span><text:span text:style-name="T15">sar </text:span><text:span text:style-name="CodeCharacter"><text:span text:style-name="T15">strip()</text:span></text:span><text:span text:style-name="T15"> para quitarle los espacios iniciales y finales.</text:span></text:p>
        </text:list-item>
        <text:list-item>
          <text:p text:style-name="P33"><text:span text:style-name="T18">V</text:span><text:span text:style-name="T15">olver a usar </text:span><text:span text:style-name="CodeCharacter"><text:span text:style-name="T15">find</text:span></text:span><text:span text:style-name="CodeCharacter"><text:span text:style-name="T16">()</text:span></text:span><text:span text:style-name="T15"> sobre ese </text:span><text:span text:style-name="T16">nuevo </text:span><text:span text:style-name="T15">texto para encontrar </text:span><text:span text:style-name="T17">la posición d</text:span><text:span text:style-name="T15">el primer espacio en blanco.</text:span></text:p>
        </text:list-item>
        <text:list-item>
          <text:p text:style-name="P33"><text:span text:style-name="T18">O</text:span><text:span text:style-name="T15">btener la primera palabra </text:span><text:span text:style-name="T16">mediante un fragmento del texto</text:span><text:span text:style-name="T15"> </text:span><text:span text:style-name="T19">y retornarla.</text:span></text:p>
        </text:list-item>
      </text:list>
      <text:p text:style-name="P11">Por sencillez, no es preciso considerar la gestión de errores tales como la inexistencia de puntos o espacios en el texto original.</text:p>
      <text:p text:style-name="P8">Entregar</text:p>
      <text:p text:style-name="P9"/>
      <text:p text:style-name="P26" loext:marker-style-name="T25"><text:span text:style-name="T28">U</text:span><text:span text:style-name="T25">n módulo python llamado </text:span><text:span text:style-name="CodeCharacter"><text:span text:style-name="T26">tratamiento_texto.py</text:span></text:span><text:span text:style-name="T26"> </text:span><text:span text:style-name="T27">que contenga la función solicitada.</text:span></text:p>
      <text:p text:style-name="P16"/>
      <text:h text:style-name="P23" text:outline-level="2">Listas</text:h>
      <text:p text:style-name="P3">Objetivos</text:p>
      <text:p text:style-name="P14">Practicar con la manipulación de <text:span text:style-name="T4">listas</text:span></text:p>
      <text:p text:style-name="P14"/>
      <text:p text:style-name="P4">Descripción</text:p>
      <text:p text:style-name="P14">Escribir las instrucciones <text:span text:style-name="T4">Python</text:span> necesarias para realizar las siguientes operaciones <text:span text:style-name="T20">dentro de una función </text:span><text:span text:style-name="CodeCharacter"><text:span text:style-name="T20">main</text:span></text:span><text:span text:style-name="T20">()</text:span>:</text:p>
      <text:list text:style-name="L2">
        <text:list-item>
          <text:p text:style-name="P29">Crear una lista que contenga los nombres de los <text:span text:style-name="T3">planetas del sistema solar</text:span> (<text:span text:style-name="T20">Mercurio</text:span>, <text:span text:style-name="T20">Venus</text:span>, …), <text:span text:style-name="T20">sin tener en cuenta los planetas enanos (Plutón, Ceres, Eris, etc.).</text:span></text:p>
        </text:list-item>
        <text:list-item>
          <text:p text:style-name="P27">Mostrar en pantalla la longitud de <text:span text:style-name="T4">la lista.</text:span></text:p>
        </text:list-item>
        <text:list-item>
          <text:p text:style-name="P29">Crear una sublista a partir de <text:span text:style-name="T9">una “rodaja” de </text:span>la anterior conteniendo los <text:span text:style-name="T24">planetas rocosos, es </text:span><text:soft-page-break/><text:span text:style-name="T24">decir, los</text:span> <text:span text:style-name="T3">4</text:span> primeros.</text:p>
        </text:list-item>
        <text:list-item>
          <text:p text:style-name="P29">Cambiar las <text:span text:style-name="T20">cuatro</text:span> últimas casillas de la lista (los <text:span text:style-name="T20">planetas gaseosos</text:span>) por sus nombres con todas las letras en mayúscula. <text:span text:style-name="T20">Usar para ello el método </text:span><text:span text:style-name="CodeCharacter"><text:span text:style-name="T20">upper</text:span></text:span><text:span text:style-name="T20">() de los strings.</text:span></text:p>
        </text:list-item>
        <text:list-item>
          <text:p text:style-name="P27">Obtener una variable booleana que indique si <text:span text:style-name="T4">el string “</text:span><text:span text:style-name="CodeCharacter"><text:span text:style-name="T21">SATURNO</text:span></text:span><text:span text:style-name="T4">” pertenece a la lista.</text:span></text:p>
        </text:list-item>
        <text:list-item>
          <text:p text:style-name="P28">Obtener una variable booleana que indique si <text:span text:style-name="T4">el string “</text:span><text:span text:style-name="CodeCharacter"><text:span text:style-name="T20">plutón</text:span></text:span><text:span text:style-name="T4">” pertenece a la lista.</text:span></text:p>
        </text:list-item>
        <text:list-item>
          <text:p text:style-name="P30">Mostrar las variables obtenidas en pantalla (la lista original, la sublista y las dos variables booleanas.</text:p>
        </text:list-item>
      </text:list>
      <text:p text:style-name="P18"/>
      <text:p text:style-name="P19"><text:span text:style-name="T31">Nota</text:span>: la anotación de tipos para una lista de uno o varios textos (strings) es:</text:p>
      <text:p text:style-name="P19"><text:s text:c="4"/><text:span text:style-name="CodeCharacter">list[str]</text:span></text:p>
      <text:p text:style-name="P14"/>
      <text:p text:style-name="P14"><text:span text:style-name="T8">Respuesta</text:span>:</text:p>
      <text:p text:style-name="P14"/>
      <text:p text:style-name="P19">El módulo con la función <text:span text:style-name="CodeCharacter">main()</text:span></text:p>
      <text:p text:style-name="P14"/>
      <text:h text:style-name="P24" text:outline-level="2">Tuplas</text:h>
      <text:p text:style-name="P5">Objetivos</text:p>
      <text:p text:style-name="P15">Practicar con la<text:span text:style-name="T23">s tuplas.</text:span></text:p>
      <text:p text:style-name="P15"/>
      <text:p text:style-name="P5">Descripción</text:p>
      <text:p text:style-name="P17">Escribir una función a la que se le pasa<text:span text:style-name="T29">n</text:span> <text:span text:style-name="T32">dos</text:span><text:span text:style-name="T29"> parámetros: </text:span>una tupla con <text:span text:style-name="T29">palabras (textos) y una palabra suelta. La función retorna otra tupla con los siguientes valores: </text:span></text:p>
      <text:list text:style-name="L3">
        <text:list-item>
          <text:p text:style-name="P31">El número de palabras contenidas en la tupla original. </text:p>
        </text:list-item>
        <text:list-item>
          <text:p text:style-name="P31">La primera palabra <text:span text:style-name="T32">de la tupla original</text:span></text:p>
        </text:list-item>
        <text:list-item>
          <text:p text:style-name="P32">La última palabra <text:span text:style-name="T32">de la tupla original</text:span></text:p>
        </text:list-item>
        <text:list-item>
          <text:p text:style-name="P31">Un booleano que indique si la palabra suelta contenida en el segundo parámetro se halla contenida en la tupla, o no</text:p>
        </text:list-item>
      </text:list>
      <text:p text:style-name="P19"/>
      <text:p text:style-name="P21">Escribir también una función <text:span text:style-name="CodeCharacter">main()</text:span> que invoque a la función de arriba, guarde en variables separadas los resultados retornados por ella y los muestre en pantalla.</text:p>
      <text:p text:style-name="P19"/>
      <text:p text:style-name="P19"><text:span text:style-name="T31">Nota</text:span>: La anotación de tipos para una tupla que contiene un número indefinido de textos (strings) es la siguiente:</text:p>
      <text:p text:style-name="P19"><text:s text:c="4"/><text:span text:style-name="CodeCharacter">tuple[str, …]</text:span></text:p>
      <text:p text:style-name="P19">Los puntos suspensivos indican un número indefinido de valores. Observar que esto se hace diferente en las listas, que no llevan puntos suspensivos.</text:p>
      <text:p text:style-name="P19"/>
      <text:p text:style-name="P19"><text:span text:style-name="T31">Nota</text:span>: La anotación de tipos para una tupla que contiene un entero, un string, otro string y un booleano es:</text:p>
      <text:p text:style-name="P19"><text:s text:c="4"/><text:span text:style-name="CodeCharacter">tuple[int, str, str, bool]</text:span></text:p>
      <text:p text:style-name="P15"/>
      <text:p text:style-name="P15"><text:span text:style-name="T8">Respuesta</text:span>:</text:p>
      <text:p text:style-name="P15"/>
      <text:p text:style-name="P19">El módulo con la función solicitada <text:span text:style-name="T30">y el </text:span><text:span text:style-name="CodeCharacter"><text:span text:style-name="T30">main()</text:span></text:span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style:paragraph-properties fo:margin-left="0.7cm" fo:margin-right="0cm" fo:margin-top="0cm" fo:margin-bottom="0cm" style:contextual-spacing="false" fo:text-indent="0cm" style:auto-text-indent="false"/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eCharacter" style:family="text">
      <style:text-properties style:font-name="DejaVu Sans" fo:font-family="'DejaVu Sans'" style:font-style-name="Book" style:font-family-generic="swiss" style:font-pitch="variable" fo:font-size="10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6923e"/>
    </style:style>
    <style:style style:name="MT2" style:family="text">
      <style:text-properties officeooo:rsid="002bea3a"/>
    </style:style>
    <style:style style:name="MT3" style:family="text">
      <style:text-properties officeooo:rsid="0022ace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ing">Programación, Curso 20<text:span text:style-name="MT1">2</text:span><text:span text:style-name="MT2">3</text:span>-20<text:span text:style-name="MT3">2</text:span><text:span text:style-name="MT2">4</text:span></text:p>
      </style:header>
      <style:footer>
        <text:p text:style-name="MP1"><text:date style:data-style-name="N37" text:date-value="2024-03-13T10:57:47.433999781">13/03/24</text:dat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language>es-ES</dc:language>
    <meta:editing-cycles>0</meta:editing-cycles>
    <meta:editing-duration>PT0S</meta:editing-duration>
    <meta:document-statistic meta:table-count="0" meta:image-count="0" meta:object-count="0" meta:page-count="2" meta:paragraph-count="53" meta:word-count="587" meta:character-count="3524" meta:non-whitespace-character-count="2988"/>
    <meta:user-defined meta:name="Info 1"/>
    <meta:user-defined meta:name="Info 2"/>
    <meta:user-defined meta:name="Info 3"/>
    <meta:user-defined meta:name="Info 4"/>
  </office:meta>
</office:document-meta>
</file>